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en. L'intrus ne semble pas avoir compris mon invitation à passer son chemin. Ou alors il s'en contre-carre bien fort. Dans les deux cas, cela fait une erreur de plus. C'est beaucoup en très peu de temps. En attendant, l'armure s'installe bien confortablement en tailleur, visiblement déterminée à tailler une bavette. Mes sourcils se haussent dans un parfait ensemble, l'air de dire « fais comme chez toi », mais je m'efforce tant bien que mal de rester silencieuse. Et sur mes gardes. Il n'y a aucun doute possible dans son comportement. Sa fausse attitude amicale ne me dupe pas le moins du monde. Il est prêt -et surtout préparé- à toute éventualité.</text:p>
      <text:p text:style-name="Standard"/>
      <text:p text:style-name="Standard">Je le sais.</text:p>
      <text:p text:style-name="Standard">Et il sait que je le sais.</text:p>
      <text:p text:style-name="Standard"/>
      <text:p text:style-name="Standard">Sans trop se soucier du fait qu'il me dérange ostensiblement, l'inconnu reprend la parole. Alors, ce qui n'était qu'un léger désagrément devient rapidement une colère sourde que je m'efforce de contenir. Chacune de ses phrases est comme un coup grossier de maillet sur ma maigre patience. Je suis d'ailleurs relativement persuadée qu'il le fait exprès.</text:p>
      <text:p text:style-name="Standard"/>
      <text:p text:style-name="Standard">Mais voyons un peu.</text:p>
      <text:p text:style-name="Standard"/>
      <text:p text:style-name="Standard">L'homme commence par se présenter. Ce qui aurait pu être appréciable de sa part si son identité avait été n'importe quelle autre. Mes doigts se crispent un peu plus -si c'est possible- autour de la garde de mon arme. L'armure de l'Orque. Mon sang ne fait qu'un tour. Son existence même est -par définition- une menace pour la mienne. Il fait donc partie de ces « chevaliers saints », auto-proclamés sauveurs de ce Monde et dont le seul but est de traquer les gens qui, comme moi, portent une marque sur le dos de leur main. Mes sourcils se froncent au point de former un majestueux « M » sur mon front.</text:p>
      <text:p text:style-name="Standard"/>
      <text:p text:style-name="Standard">Puis, il ose.</text:p>
      <text:p text:style-name="Standard"/>
      <text:p text:style-name="Standard">Il ose proférer une menace à peine voilée à mon encontre, sur mes propres terres, insinuant qu'il est certain de pouvoir me tuer dans un affrontement singulier. Il ose citer mon passé de façonnée, le fait que je n'étais pas le premier choix de Naelim. Et surtout, il ose mentionner Etresh. Cette fois-ci, mon corps se met à trembler. Quiconque ayant la moindre connaissance à mon sujet sait pertinemment qu'il y a un sujet à ne jamais aborder en ma présence. Quiconque un minimum sain d'esprit ne se risquerait jamais à le faire à moins de ne pas tenir à sa vie. C'est une provocation évidente et mesquine. Et je me jette dedans à pieds joints. Il veut savoir jusqu'où s'élève cette fureur ? Il va être servi.</text:p>
      <text:p text:style-name="Standard"/>
      <text:p text:style-name="Standard">Si un regard pouvait tuer, l'Orque aurait été instantanément foudroyé sur place.</text:p>
      <text:p text:style-name="Standard"/>
      <text:p text:style-name="Standard">&lt;d1&gt;-Assez !&lt;/d1&gt;</text:p>
      <text:p text:style-name="Standard"/>
      <text:p text:style-name="Standard">L'ordre claque, fendant l'air de toute l'autorité dont je dispose. J'ai à peine élevé la voix, pourtant celle-ci résonne dans toute la vallée -au bas mot-. Mon corps s'est levé en même temps que j'ai crié, et je me suis appuyée avec tant de force son mon épée qu'elle s'est enfoncée de plusieurs centimètres dans le sol. Je ferme les yeux quelques secondes, tentant tant bien que mal de contenir la rage qui bout à l'intérieur de chacune des fibres de mon corps.</text:p>
      <text:p text:style-name="Standard"/>
      <text:p text:style-name="Standard">&lt;d1&gt;-Et vous, qu'est-ce qui vous pousse à agir ainsi ? Des chasseurs de tête sans loi et surtout sans foi.&lt;/d1&gt; A ce stade, je crache mes mots plus que je ne les prononce. &lt;d1&gt;Vous venez me menacer sur [b][i]mes[/i][/b] terres, abordez avec un air supérieur et condescendant [b][i]ma[/i][/b] vie sans rien n'en savoir, et vous prétendez me connaître ? Si c'était le cas, vous sauriez que ma patience est particulièrement ténue. Ah, et aussi que j'attache une certaine importance au protocole, qui vous <text:soft-page-break/>intime par exemple de vous découvrir avant de m'adresser la parole.&lt;/d1&gt;</text:p>
      <text:p text:style-name="Standard"/>
      <text:p text:style-name="Standard">J'extirpe avec force ma lame du sol, et me mets en garde. Je ne sais pas si je saurai ce qu'il entendait par « une personne comme vous », mais à ce stade je m'en tamponne l'illustre oreille avec une babouche. Dans cette position, je le domine -légèrement-. Moralement, surtout.</text:p>
      <text:p text:style-name="Standard"/>
      <text:p text:style-name="Standard">&lt;d1&gt;-Vous vous abaissez bien bas pour quelqu'un de votre stature.&lt;/d1&gt;</text:p>
      <text:p text:style-name="P1">Lorsque j'ouvre les yeux, mon cerveau est toujours largement embrouillé. Une avalanche de sensations s'abat rapidement sur moi. La confusion, d'abord. Il me faut pas loin d'une minute pour réaliser que je suis de retour à Handrist, dans ce qui semble être une infirmerie. La douleur, ensuite. Je crois que chaque fibre de mon corps me fait souffrir. Et c'est dans un râle de douleur que je retombe lourdement sur mon lit lorsque je tente un peu trop soudainement de me retourner. Mes côtes et mon épaule sont de loin les plus douloureuses. Petit à petit, des brides de souvenirs me reviennent. Le combat. Ma « transformation ». Ceci explique pourquoi mes muscles ont tant de mal à m'obéir.</text:p>
      <text:p text:style-name="Standard"/>
      <text:p text:style-name="Standard">Voyez-vous, ma capacité héréditaire a l'avantage de m'offrir des facultés dépassant l'entendement lorsque je me trouve aux portes de la mort. Mais celles-ci viennent avec un prix. Mon corps n'est ni habitué à, ni façonné pour subir une telle pression. Le contrecoup de ce mode berserk est à chaque fois terrible pour mon organisme.</text:p>
      <text:p text:style-name="Standard"/>
      <text:p text:style-name="Standard">Mais l'état de mon corps est le dernier de mes soucis.</text:p>
      <text:p text:style-name="Standard"/>
      <text:p text:style-name="Standard">A mesure que mes souvenirs reviennent, une dernière émotion fait son petit bout de chemin dans mon esprit. Vous qui commencez à me connaître, vous devinez certainement de laquelle il s'agit. J'ai perdu. Non, je me suis fait surclasser. Attirés par mon cri, deux membres de mon escorte font irruption dans la pièce de ma convalescence au moment où mon visage est déformé par un rictus de Colère.</text:p>
      <text:p text:style-name="Standard"/>
      <text:p text:style-name="Standard">&lt;d18&gt;-Tout va b...&lt;/d18&gt;</text:p>
      <text:p text:style-name="Standard"/>
      <text:p text:style-name="Standard">Le regard que je lance au garde du corps le foudroie sur place, empêchant sa question d'aboutir. Je peux voir sur leurs faciès un mélange de peur et de honte. Je ne leur en veux pas de ne pas avoir réussi à m'empêcher d'être blessée. Après tout, c'est moi qui ai insisté pour être seule, me croyant à l'abri au sein de nos frontières. La colère qui m'envahit relève de l'humiliation que j'ai subie, et de la manière dont l'armure de l'Orque m'a pris de haut pendant si longtemps sans en subir de conséquences. Un tel affront ne peut rester impuni.</text:p>
      <text:p text:style-name="Standard"/>
      <text:p text:style-name="Standard">&lt;d1&gt;-Trouvez-le.&lt;/d1&gt;</text:p>
      <text:p text:style-name="Standard"/>
      <text:p text:style-name="Standard">L'ordre est simple, direct. Il ne souffre d'aucune contestation possible. Les deux hommes hésitent, puis quittent la pièce au pas de course. Ce chevalier goûtera à l'acier de ma lame, j'en fais une affaire personnelle. Alors que ma tête retombe sur l'oreiller qu'on a mis à ma disposition, les pensées se bousculent dans ma tête. Pourquoi m'a-t-il épargnée ? Il avait largement l'opportunité de m'achever, pourtant il ne l'a pas fait. A plusieurs reprises, il n'a volontairement pas porté le coup fatal. Ma mâchoire se serre. C'est si humiliant. Les mots de l'homme en armure noire résonnent à présent dans ma tête.</text:p>
      <text:p text:style-name="Standard"/>
      <text:p text:style-name="Standard">J'espère que ces deux benêts me sont fidèles.</text:p>
      <text:p text:style-name="Standard"/>
      <text:p text:style-name="Standard">En tout cas, voilà de quoi donner un coup de fouet à la politique attentiste de Vollheim. Il n'est pas envisageable qu'un tel événement reste sans conséquences. Il va bientôt être l'heure de savoir qui est véritablement de mon cô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05T19:31:34.85</meta:creation-date>
    <dc:date>2023-09-09T22:16:59.26</dc:date>
    <meta:editing-duration>PT6H9M14S</meta:editing-duration>
    <meta:editing-cycles>463</meta:editing-cycles>
    <meta:generator>OpenOffice/4.1.13$Win32 OpenOffice.org_project/4113m1$Build-9810</meta:generator>
    <meta:document-statistic meta:table-count="0" meta:image-count="0" meta:object-count="0" meta:page-count="3" meta:paragraph-count="24" meta:word-count="1182" meta:character-count="6819"/>
  </office:meta>
</office:document-meta>
</file>